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1fbf" officeooo:paragraph-rsid="001b1fbf"/>
    </style:style>
    <style:style style:name="P2" style:family="paragraph" style:parent-style-name="Heading_20_1">
      <style:text-properties officeooo:rsid="001b1fbf" officeooo:paragraph-rsid="001b1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arocesch</text:h>
      <text:p text:style-name="P1">Gran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7:42:56.196000000</meta:creation-date>
    <dc:date>2024-05-27T17:43:54.263000000</dc:date>
    <meta:editing-duration>PT59S</meta:editing-duration>
    <meta:editing-cycles>1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" meta:word-count="5" meta:character-count="27" meta:non-whitespace-character-count="24"/>
  </office:meta>
</office:document-meta>
</file>

<file path=META-INF\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